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  <style:style style:name="ce6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mfg_macro?language=Python&amp;location=user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6"/>
        <table:table-column table:style-name="co7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un Jan <text:s/>8 19:26:52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2"/>
        <table:table-column table:style-name="co6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04" calcext:value-type="float">
            <text:p>104</text:p>
          </table:table-cell>
        </table:table-row>
      </table:table>
      <table:table table:name="stg_bin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2-04T07:43:36.410949806</dc:date>
    <meta:editing-duration>PT4H22M25S</meta:editing-duration>
    <meta:editing-cycles>56</meta:editing-cycles>
    <meta:generator>LibreOffice/7.4.4.2$Linux_X86_64 LibreOffice_project/40$Build-2</meta:generator>
    <dc:creator>Mike Gering</dc:creator>
    <meta:document-statistic meta:table-count="10" meta:cell-count="1059" meta:object-count="1"/>
  </office:meta>
</office:document-meta>
</file>